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502" officeooo:paragraph-rsid="00056502"/>
    </style:style>
    <style:style style:name="P2" style:family="paragraph" style:parent-style-name="Standard">
      <style:paragraph-properties fo:text-align="start" style:justify-single-word="false"/>
      <style:text-properties officeooo:rsid="00056502" officeooo:paragraph-rsid="00056502"/>
    </style:style>
    <style:style style:name="P3" style:family="paragraph" style:parent-style-name="Standard">
      <style:paragraph-properties fo:text-align="start" style:justify-single-word="false"/>
      <style:text-properties officeooo:rsid="00065569" officeooo:paragraph-rsid="0006556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5569" officeooo:paragraph-rsid="0006556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65569"/>
    </style:style>
    <style:style style:name="P6" style:family="paragraph" style:parent-style-name="Standard">
      <style:paragraph-properties fo:text-align="start" style:justify-single-word="false"/>
      <style:text-properties officeooo:paragraph-rsid="00065569"/>
    </style:style>
    <style:style style:name="P7" style:family="paragraph" style:parent-style-name="Standard">
      <style:paragraph-properties fo:text-align="start" style:justify-single-word="false"/>
      <style:text-properties officeooo:paragraph-rsid="000746c7"/>
    </style:style>
    <style:style style:name="P8" style:family="paragraph" style:parent-style-name="Standard">
      <style:paragraph-properties fo:text-align="start" style:justify-single-word="false"/>
      <style:text-properties officeooo:rsid="000746c7" officeooo:paragraph-rsid="000746c7"/>
    </style:style>
    <style:style style:name="P9" style:family="paragraph" style:parent-style-name="Standard">
      <style:paragraph-properties fo:text-align="start" style:justify-single-word="false"/>
      <style:text-properties fo:color="#00a933" officeooo:paragraph-rsid="000746c7"/>
    </style:style>
    <style:style style:name="T1" style:family="text">
      <style:text-properties officeooo:rsid="00065569"/>
    </style:style>
    <style:style style:name="T2" style:family="text">
      <style:text-properties officeooo:rsid="000746c7"/>
    </style:style>
    <style:style style:name="T3" style:family="text">
      <style:text-properties fo:color="#81d41a" officeooo:rsid="000746c7"/>
    </style:style>
    <style:style style:name="T4" style:family="text">
      <style:text-properties fo:color="#00a933" officeooo:rsid="000746c7"/>
    </style:style>
    <style:style style:name="T5" style:family="text">
      <style:text-properties fo:color="#ff0000" officeooo:rsid="000746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déterminer la position de Geologie avec les données ? Quelles données ?</text:p>
      <text:p text:style-name="P2"/>
      <text:p text:style-name="P2">Explication triangularisation :</text:p>
      <text:p text:style-name="P2"><text:a xlink:type="simple" xlink:href="https://ensiwiki.ensimag.fr/index.php?title=Système_bluetooth_de_géolocalisation_en_intérieur" text:style-name="Internet_20_link" text:visited-style-name="Visited_20_Internet_20_Link">https://ensiwiki.ensimag.fr/index.php?title=Syst%C3%A8me_bluetooth_de_g%C3%A9olocalisation_en_int%C3%A9rieur</text:a></text:p>
      <text:p text:style-name="P2"/>
      <text:p text:style-name="P2"><text:a xlink:type="simple" xlink:href="https://stackoverflow.com/questions/20332856/triangulate-example-for-ibeacons" text:style-name="Internet_20_link" text:visited-style-name="Visited_20_Internet_20_Link">https://stackoverflow.com/questions/20332856/triangulate-example-for-ibeacons</text:a></text:p>
      <text:p text:style-name="P2"/>
      <text:p text:style-name="P2"><text:a xlink:type="simple" xlink:href="https://everything2.com/title/Triangulate" text:style-name="Internet_20_link" text:visited-style-name="Visited_20_Internet_20_Link">https://everything2.com/title/Triangulate</text:a></text:p>
      <text:p text:style-name="P2"/>
      <text:list xml:id="list960474466" text:style-name="L1">
        <text:list-item>
          <text:p text:style-name="P5"><text:span text:style-name="T1">Comment trouver la position avec des données ?</text:span></text:p>
        </text:list-item>
      </text:list>
      <text:p text:style-name="P6"/>
      <text:p text:style-name="P3">Il faut savoir que la puissance d’émission <text:span text:style-name="T2">décroît</text:span> avec la distance, on peut donc calculer cette distance avec la puissance du signal reçu.</text:p>
      <text:p text:style-name="P6"><text:span text:style-name="T1">Cependant ce signal est très capricieux et n’arrive souvent pas en ligne droite. Il dépend de l’inclinaison du récepteur/transmetteur, obstacles dans la pièces …</text:span></text:p>
      <text:p text:style-name="P3">Il faudra sûrement mettre les balises au plafond pour limiter ces phénomènes</text:p>
      <text:p text:style-name="P6"/>
      <text:p text:style-name="P7"><text:span text:style-name="T2">On connaître au préalable la position des balises, ces informations seront stockées dans </text:span><text:span text:style-name="T5">Geologie.</text:span></text:p>
      <text:p text:style-name="P8">On pourra par exemple créer un type position :</text:p>
      <text:p text:style-name="P8"/>
      <text:p text:style-name="P7"><text:span text:style-name="T2"><text:tab/></text:span><text:span text:style-name="T4">typdef struct{</text:span></text:p>
      <text:p text:style-name="P9"><text:tab/><text:tab/><text:span text:style-name="T2">int x ; <text:s text:c="3"/>//on met x et y en int pour éviter de faire les approximations avec les float</text:span></text:p>
      <text:p text:style-name="P9"><text:tab/><text:tab/><text:span text:style-name="T2">int y ;<text:tab/> //ces deux données seront sûrement en cm</text:span></text:p>
      <text:p text:style-name="P9"><text:tab/><text:span text:style-name="T2">}Position_d</text:span></text:p>
      <text:p text:style-name="P7"/>
      <text:p text:style-name="P7"/>
      <text:list xml:id="list124001449971645" text:continue-numbering="true" text:style-name="L1">
        <text:list-item>
          <text:p text:style-name="P4">Comment calibrer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1:36:46.903034868</meta:creation-date>
    <meta:generator>LibreOffice/6.4.6.2$Linux_X86_64 LibreOffice_project/40$Build-2</meta:generator>
    <dc:date>2021-04-10T12:39:49.464560746</dc:date>
    <meta:editing-duration>PT10M12S</meta:editing-duration>
    <meta:editing-cycles>2</meta:editing-cycles>
    <meta:document-statistic meta:table-count="0" meta:image-count="0" meta:object-count="0" meta:page-count="1" meta:paragraph-count="16" meta:word-count="145" meta:character-count="1090" meta:non-whitespace-character-count="953"/>
  </office:meta>
</office:document-meta>
</file>